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T035/OUTLET LAS ROZAS</text:p>
          </table:table-cell>
          <table:covered-table-cell table:style-name="Default"/>
          <table:covered-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office:value-type="currency" office:currency="EUR" office:value="1291.2" calcext:value-type="currency">
            <text:p>1.291,20 €</text:p>
          </table:table-cell>
          <table:table-cell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office:value-type="currency" office:currency="EUR" office:value="1228.3" calcext:value-type="currency">
            <text:p>1.228,30 €</text:p>
          </table:table-cell>
          <table:table-cell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office:value-type="currency" office:currency="EUR" office:value="1249.3" calcext:value-type="currency">
            <text:p>1.249,30 €</text:p>
          </table:table-cell>
          <table:table-cell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currency" office:currency="EUR" office:value="3326.2" calcext:value-type="currency">
            <text:p>3.326,20 €</text:p>
          </table:table-cell>
          <table:table-cell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office:value-type="currency" office:currency="EUR" office:value="2296" calcext:value-type="currency">
            <text:p>2.296,00 €</text:p>
          </table:table-cell>
          <table:table-cell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office:value-type="currency" office:currency="EUR" office:value="827.24" calcext:value-type="currency">
            <text:p>827,24 €</text:p>
          </table:table-cell>
          <table:table-cell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office:value-type="currency" office:currency="EUR" office:value="1371.1" calcext:value-type="currency">
            <text:p>1.371,10 €</text:p>
          </table:table-cell>
          <table:table-cell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office:value-type="currency" office:currency="EUR" office:value="1492.5" calcext:value-type="currency">
            <text:p>1.492,50 €</text:p>
          </table:table-cell>
          <table:table-cell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office:value-type="currency" office:currency="EUR" office:value="2797.68" calcext:value-type="currency">
            <text:p>2.797,68 €</text:p>
          </table:table-cell>
          <table:table-cell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office:value-type="currency" office:currency="EUR" office:value="2759.7" calcext:value-type="currency">
            <text:p>2.759,70 €</text:p>
          </table:table-cell>
          <table:table-cell/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office:value-type="currency" office:currency="EUR" office:value="3758.8" calcext:value-type="currency">
            <text:p>3.758,80 €</text:p>
          </table:table-cell>
          <table:table-cell/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office:value-type="currency" office:currency="EUR" office:value="3594.5" calcext:value-type="currency">
            <text:p>3.594,50 €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currency" office:currency="EUR" office:value="2724.28" calcext:value-type="currency">
            <text:p>2.724,28 €</text:p>
          </table:table-cell>
          <table:table-cell/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office:value-type="currency" office:currency="EUR" office:value="1608.2" calcext:value-type="currency">
            <text:p>1.608,20 €</text:p>
          </table:table-cell>
          <table:table-cell/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office:value-type="currency" office:currency="EUR" office:value="454.8" calcext:value-type="currency">
            <text:p>454,80 €</text:p>
          </table:table-cell>
          <table:table-cell/>
        </table:table-row>
        <table:table-row table:style-name="ro1">
          <table:table-cell office:value-type="date" office:date-value="2018-05-17" calcext:value-type="date">
            <text:p>17/05/18</text:p>
          </table:table-cell>
          <table:table-cell office:value-type="currency" office:currency="EUR" office:value="1142.7" calcext:value-type="currency">
            <text:p>1.142,70 €</text:p>
          </table:table-cell>
          <table:table-cell/>
        </table:table-row>
        <table:table-row table:style-name="ro1">
          <table:table-cell office:value-type="date" office:date-value="2018-05-18" calcext:value-type="date">
            <text:p>18/05/18</text:p>
          </table:table-cell>
          <table:table-cell office:value-type="currency" office:currency="EUR" office:value="2484.6" calcext:value-type="currency">
            <text:p>2.484,60 €</text:p>
          </table:table-cell>
          <table:table-cell/>
        </table:table-row>
        <table:table-row table:style-name="ro1">
          <table:table-cell office:value-type="date" office:date-value="2018-05-19" calcext:value-type="date">
            <text:p>19/05/18</text:p>
          </table:table-cell>
          <table:table-cell office:value-type="currency" office:currency="EUR" office:value="3277" calcext:value-type="currency">
            <text:p>3.277,00 €</text:p>
          </table:table-cell>
          <table:table-cell/>
        </table:table-row>
        <table:table-row table:style-name="ro1">
          <table:table-cell office:value-type="date" office:date-value="2018-05-20" calcext:value-type="date">
            <text:p>20/05/18</text:p>
          </table:table-cell>
          <table:table-cell office:value-type="currency" office:currency="EUR" office:value="2441.55" calcext:value-type="currency">
            <text:p>2.441,55 €</text:p>
          </table:table-cell>
          <table:table-cell/>
        </table:table-row>
        <table:table-row table:style-name="ro1">
          <table:table-cell office:value-type="date" office:date-value="2018-05-21" calcext:value-type="date">
            <text:p>21/05/18</text:p>
          </table:table-cell>
          <table:table-cell office:value-type="currency" office:currency="EUR" office:value="1614.7" calcext:value-type="currency">
            <text:p>1.614,70 €</text:p>
          </table:table-cell>
          <table:table-cell/>
        </table:table-row>
        <table:table-row table:style-name="ro1">
          <table:table-cell office:value-type="date" office:date-value="2018-05-22" calcext:value-type="date">
            <text:p>22/05/18</text:p>
          </table:table-cell>
          <table:table-cell office:value-type="currency" office:currency="EUR" office:value="359" calcext:value-type="currency">
            <text:p>359,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52:03.809168123</meta:creation-date>
    <dc:date>2018-05-23T19:17:50.016634863</dc:date>
    <meta:editing-duration>PT25M45S</meta:editing-duration>
    <meta:editing-cycles>4</meta:editing-cycles>
    <meta:generator>LibreOffice/5.1.6.2$Linux_X86_64 LibreOffice_project/10m0$Build-2</meta:generator>
    <meta:document-statistic meta:table-count="1" meta:cell-count="45" meta:object-count="0"/>
  </office:meta>
</office:document-meta>
</file>